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Liberation Mono', Menlo, Courier, monospace"/>
    <style:font-face style:name="Lohit Devanagari1" svg:font-family="'Lohit Devanagari'"/>
    <style:font-face style:name="Open Sans" svg:font-family="'Open Sans', 'Helvetica Neue', helvetica, sans-serif"/>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_20_1">
      <style:paragraph-properties fo:text-align="center" style:justify-single-word="false"/>
      <style:text-properties fo:background-color="#ffffff"/>
    </style:style>
    <style:style style:name="P3" style:family="paragraph" style:parent-style-name="Standard">
      <style:text-properties fo:background-color="#ffffff"/>
    </style:style>
    <style:style style:name="P4" style:family="paragraph" style:parent-style-name="Standard">
      <style:text-properties fo:color="#000000" fo:background-color="#ffffff"/>
    </style:style>
    <style:style style:name="P5" style:family="paragraph" style:parent-style-name="Preformatted_20_Text">
      <style:text-properties fo:background-color="#ffffff"/>
    </style:style>
    <style:style style:name="P6" style:family="paragraph" style:parent-style-name="Text_20_body">
      <style:text-properties fo:background-color="#ffffff"/>
    </style:style>
    <style:style style:name="P7" style:family="paragraph" style:parent-style-name="Text_20_body">
      <style:paragraph-properties fo:text-align="center" style:justify-single-word="false"/>
      <style:text-properties fo:background-color="#ffffff"/>
    </style:style>
    <style:style style:name="P8" style:family="paragraph" style:parent-style-name="Text_20_body">
      <style:text-properties fo:color="#000000" fo:background-color="#ffffff"/>
    </style:style>
    <style:style style:name="P9" style:family="paragraph" style:parent-style-name="Text_20_body">
      <style:text-properties fo:color="#000000" fo:font-weight="bold" fo:background-color="#ffffff" style:font-weight-asian="bold" style:font-weight-complex="bold"/>
    </style:style>
    <style:style style:name="P10" style:family="paragraph" style:parent-style-name="Text_20_body">
      <style:text-properties fo:color="#000000" fo:font-size="11pt" style:text-underline-style="none" fo:font-weight="bold" fo:background-color="#ffffff" style:font-size-asian="11pt" style:font-weight-asian="bold" style:font-size-complex="11pt" style:font-weight-complex="bold"/>
    </style:style>
    <style:style style:name="P11" style:family="paragraph" style:parent-style-name="Text_20_body">
      <style:paragraph-properties fo:text-align="center" style:justify-single-word="false"/>
      <style:text-properties fo:color="#000000" fo:font-size="13pt" fo:background-color="#ffffff" style:font-size-asian="13pt" style:font-size-complex="13pt"/>
    </style:style>
    <style:style style:name="P12" style:family="paragraph" style:parent-style-name="Text_20_body">
      <style:paragraph-properties fo:text-align="center" style:justify-single-word="false"/>
    </style:style>
    <style:style style:name="P13" style:family="paragraph" style:parent-style-name="Text_20_body">
      <style:text-properties style:text-underline-style="solid" style:text-underline-width="auto" style:text-underline-color="font-color" fo:background-color="#ffffff"/>
    </style:style>
    <style:style style:name="P14" style:family="paragraph" style:parent-style-name="Text_20_body">
      <style:text-properties officeooo:paragraph-rsid="0017bed7"/>
    </style:style>
    <style:style style:name="P15" style:family="paragraph" style:parent-style-name="Text_20_body">
      <style:text-properties fo:font-weight="bold" fo:background-color="#ffffff" style:font-weight-asian="bold" style:font-weight-complex="bold"/>
    </style:style>
    <style:style style:name="P16" style:family="paragraph" style:parent-style-name="Text_20_body">
      <style:text-properties fo:color="#000000" fo:background-color="#ffffff"/>
    </style:style>
    <style:style style:name="P17" style:family="paragraph" style:parent-style-name="Text_20_body" style:list-style-name="L3"/>
    <style:style style:name="P18" style:family="paragraph" style:parent-style-name="Text_20_body" style:list-style-name="L4"/>
    <style:style style:name="T1" style:family="text">
      <style:text-properties fo:font-weight="normal" fo:background-color="#ffffff" loext:char-shading-value="0" style:font-weight-asian="normal" style:font-weight-complex="normal"/>
    </style:style>
    <style:style style:name="T2" style:family="text">
      <style:text-properties fo:font-weight="bold" fo:background-color="#ffffff" loext:char-shading-value="0" style:font-weight-asian="bold" style:font-weight-complex="bold"/>
    </style:style>
    <style:style style:name="T3" style:family="text">
      <style:text-properties fo:color="#000000" fo:background-color="#ffffff" loext:char-shading-value="0"/>
    </style:style>
    <style:style style:name="T4" style:family="text">
      <style:text-properties fo:color="#000000" style:font-name="Nimbus Mono PS" fo:background-color="#ffffff" loext:char-shading-value="0"/>
    </style:style>
    <style:style style:name="T5" style:family="text">
      <style:text-properties fo:color="#000000" fo:font-weight="bold" fo:background-color="#ffffff" loext:char-shading-value="0" style:font-weight-asian="bold" style:font-weight-complex="bold"/>
    </style:style>
    <style:style style:name="T6" style:family="text">
      <style:text-properties fo:background-color="#ffffff" loext:char-shading-value="0"/>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background-color="#ffffff" loext:char-shading-value="0"/>
    </style:style>
    <style:style style:name="T9" style:family="text">
      <style:text-properties style:text-underline-style="solid" style:text-underline-width="auto" style:text-underline-color="font-color" fo:font-weight="bold" fo:background-color="#ffffff" loext:char-shading-value="0" style:font-weight-asian="bold" style:font-weight-complex="bold"/>
    </style:style>
    <style:style style:name="T10" style:family="text">
      <style:text-properties style:font-name="Nimbus Mono PS" fo:background-color="#ffffff"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9in" fo:text-indent="-0.25in" fo:margin-left="0.5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9in" fo:text-indent="-0.25in" fo:margin-left="0.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9in" fo:text-indent="-0.25in" fo:margin-left="1.0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9in" fo:text-indent="-0.25in" fo:margin-left="2.83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Emphasis"><text:span text:style-name="T3">Like methods, but without a name</text:span></text:span></text:p>
      <text:p text:style-name="P8">Blocks are one of the things programmers absolutely love about Ruby. They are an extremely powerful feature that allows us to write very flexible code. At the same time they read very well, and they are used all over the place.</text:p>
      <text:p text:style-name="P9">So, what is a block?</text:p>
      <text:p text:style-name="P10">A block, essentially, is the same thing as a method, except it does not have a name, and does not belong to an object.</text:p>
      <text:p text:style-name="P8">I.e. a block is an anonymous piece of code, it can accept input in form of arguments (if it needs any), and it will return a value, but it does not have a name.</text:p>
      <text:p text:style-name="P8">Moreover, blocks can only be created by the way of passing them to a method when the method is called.</text:p>
      <text:p text:style-name="P8"><text:span text:style-name="T7">A block is a piece of code that accepts arguments, and returns a value.</text:span> A block is always passed to a method call.</text:p>
      <text:p text:style-name="P8">Let’s jump right in:</text:p>
      <text:p text:style-name="Preformatted_20_Text"><text:span text:style-name="Source_20_Text"><text:span text:style-name="T4">5.times do</text:span></text:span></text:p>
      <text:p text:style-name="Preformatted_20_Text"><text:span text:style-name="Source_20_Text"><text:span text:style-name="T4"><text:s text:c="2"/>puts "Oh, hello from inside a block!"</text:span></text:span></text:p>
      <text:p text:style-name="Preformatted_20_Text"><text:span text:style-name="Source_20_Text"><text:span text:style-name="T4">end</text:span></text:span></text:p>
      <text:p text:style-name="Preformatted_20_Text"><text:span text:style-name="Source_20_Text"><text:span text:style-name="T4"/></text:span></text:p>
      <text:p text:style-name="Text_20_body"><text:span text:style-name="T3">As you can see </text:span><text:span text:style-name="Source_20_Text"><text:span text:style-name="T5">times</text:span></text:span><text:span text:style-name="T3"> is a method that is defined on numbers: </text:span><text:span text:style-name="Source_20_Text"><text:span text:style-name="T3">5.times</text:span></text:span><text:span text:style-name="T3"> calls the method </text:span><text:span text:style-name="Source_20_Text"><text:span text:style-name="T5">times</text:span></text:span><text:span text:style-name="T5"> </text:span><text:span text:style-name="T3">on the number </text:span><text:span text:style-name="Source_20_Text"><text:span text:style-name="T3">5</text:span></text:span><text:span text:style-name="T3">.</text:span></text:p>
      <text:p text:style-name="Text_20_body"><text:span text:style-name="T3">Now, when this method is called the only thing passed is a </text:span><text:span text:style-name="T5">block:</text:span><text:span text:style-name="T3"> that is the anonymous piece of code between</text:span><text:span text:style-name="T5"> </text:span><text:span text:style-name="Source_20_Text"><text:span text:style-name="T5">do</text:span></text:span><text:span text:style-name="T3"> and </text:span><text:span text:style-name="Source_20_Text"><text:span text:style-name="T5">end</text:span></text:span><text:span text:style-name="T3">. There are no objects passed as arguments to the method </text:span><text:span text:style-name="Source_20_Text"><text:span text:style-name="T5">times</text:span></text:span><text:span text:style-name="T3">, instead it just passes a block.</text:span></text:p>
      <text:p text:style-name="Text_20_body"><text:span text:style-name="T3">The method </text:span><text:span text:style-name="Source_20_Text"><text:span text:style-name="T3">times</text:span></text:span><text:span text:style-name="T3"> is implemented in such a way that it simply calls (executes) the block 5 times, and thus, when you run the code, it will print out the message </text:span><text:span text:style-name="Source_20_Text"><text:span text:style-name="T3">"Oh, hello from inside a block!"</text:span></text:span><text:span text:style-name="T3"> 5 times.</text:span></text:p>
      <text:p text:style-name="Text_20_body"><text:span text:style-name="T3">The code almost reads like an English sentence </text:span><text:span text:style-name="Emphasis"><text:span text:style-name="T3">Five times do output this message</text:span></text:span><text:span text:style-name="T3">, right? It does, and that’s one of the reasons why Rubyists love using blocks.</text:span></text:p>
      <text:p text:style-name="P8">One of the things that seem rather hard to grasp about blocks is that</text:p>
      <text:list xml:id="list3864826750" text:style-name="L4">
        <text:list-item>
          <text:p text:style-name="P18">First, they are anonymous chunks of code.</text:p>
        </text:list-item>
        <text:list-item>
          <text:p text:style-name="P18"><text:s text:c="2"/>Second, they are passed to methods just like other objects.</text:p>
        </text:list-item>
        <text:list-item>
          <text:p text:style-name="P18"><text:s text:c="2"/>And third, they still can be called (just like methods), from inside the method that it was passed to.</text:p>
        </text:list-item>
      </text:list>
      <text:p text:style-name="P8"/>
      <text:p text:style-name="P8"/>
      <text:p text:style-name="P8"/>
      <text:p text:style-name="P8"><text:soft-page-break/>Does that make sense?</text:p>
      <text:p text:style-name="Text_20_body"><text:span text:style-name="T3">Imagine you are the object that represents the number </text:span><text:span text:style-name="Source_20_Text"><text:span text:style-name="T3">5</text:span></text:span><text:span text:style-name="T3">. You are a number and you do know your own value.</text:span></text:p>
      <text:p text:style-name="Text_20_body"><text:span text:style-name="T3">Now I hand you a piece of paper saying: </text:span><text:span text:style-name="Source_20_Text"><text:span text:style-name="T3">Please print the following on the screen: "Oh, hello!"</text:span></text:span><text:span text:style-name="T3">, and I ask you to execute this instruction as many times as the value that you know.</text:span></text:p>
      <text:p text:style-name="Text_20_body"><text:span text:style-name="T3">You’d go ahead and follow the instructions on the paper, and thus print out the message. You repeat this 5 times, because </text:span><text:span text:style-name="Source_20_Text"><text:span text:style-name="T3">5</text:span></text:span><text:span text:style-name="T3"> is the value that you know.</text:span></text:p>
      <text:p text:style-name="Text_20_body"><text:span text:style-name="T3">This is pretty much how the method </text:span><text:span text:style-name="Source_20_Text"><text:span text:style-name="T3">times</text:span></text:span><text:span text:style-name="T3"> on numbers works, and how blocks work: </text:span><text:span text:style-name="Source_20_Text"><text:span text:style-name="T3">times</text:span></text:span><text:span text:style-name="T3"> takes the block (the instructions), and runs it as many times as the value of the number.</text:span></text:p>
      <text:p text:style-name="P8"/>
      <text:p text:style-name="P8"/>
      <text:p text:style-name="P11">To summarize: Methods can not only accept input in the form of objects passed as arguments. They can also accept this one special piece of input, which is an anonymous block of code. And they can then call (execute) this block of code in order to do useful things with i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 text:outline-level="1"><text:soft-page-break/>Alternative block syntaxes</text:h>
      <text:p text:style-name="Text_20_body"><text:span text:style-name="T6">Next to the syntax shown before, using </text:span><text:span text:style-name="Source_20_Text"><text:span text:style-name="T2">do</text:span></text:span><text:span text:style-name="T2"> </text:span><text:span text:style-name="T6">and </text:span><text:span text:style-name="Source_20_Text"><text:span text:style-name="T2">end</text:span></text:span><text:span text:style-name="T6">, Ruby comes with an alternative syntax, which uses curly braces for defining a block.</text:span></text:p>
      <text:p text:style-name="P6">These two statements do exactly the same:</text:p>
      <text:p text:style-name="Preformatted_20_Text"><text:span text:style-name="Source_20_Text"><text:span text:style-name="T10">5.times do</text:span></text:span></text:p>
      <text:p text:style-name="Preformatted_20_Text"><text:span text:style-name="Source_20_Text"><text:span text:style-name="T10"><text:s text:c="2"/>puts "Oh, hello!"</text:span></text:span></text:p>
      <text:p text:style-name="Preformatted_20_Text"><text:span text:style-name="Source_20_Text"><text:span text:style-name="T10">end</text:span></text:span></text:p>
      <text:p text:style-name="P5"/>
      <text:p text:style-name="Preformatted_20_Text"><text:span text:style-name="Source_20_Text"><text:span text:style-name="T10">5.times { puts "hello!" }</text:span></text:span></text:p>
      <text:p text:style-name="Preformatted_20_Text"><text:span text:style-name="Source_20_Text"><text:span text:style-name="T10"/></text:span></text:p>
      <text:p text:style-name="Text_20_body"><text:span text:style-name="T6">Both statements define a block, which is passed to the method </text:span><text:span text:style-name="Source_20_Text"><text:span text:style-name="T6">times</text:span></text:span><text:span text:style-name="T6">. And both blocks contain a single line of code.</text:span></text:p>
      <text:p text:style-name="Text_20_body"><text:span text:style-name="T6">Blocks can be defined enclosing code in </text:span><text:span text:style-name="Source_20_Text"><text:span text:style-name="T2">do</text:span></text:span><text:span text:style-name="T6"> and </text:span><text:span text:style-name="Source_20_Text"><text:span text:style-name="T2">end</text:span></text:span><text:span text:style-name="T6">, or curly braces </text:span><text:span text:style-name="Source_20_Text"><text:span text:style-name="T2">{}</text:span></text:span><text:span text:style-name="T6">.</text:span></text:p>
      <text:p text:style-name="P6">So, when do you use one or the other syntax?</text:p>
      <text:p text:style-name="P13">In the Ruby community there’s the convention to use curly braces if you have a single line block and it fits nicely on the same line (as, in our example, it does).</text:p>
      <text:p text:style-name="Text_20_body"><text:span text:style-name="T6">Whenever you need to have more than one line in your block, then you use the syntax using </text:span><text:span text:style-name="Source_20_Text"><text:span text:style-name="T2">do</text:span></text:span><text:span text:style-name="T6"> and </text:span><text:span text:style-name="Source_20_Text"><text:span text:style-name="T2">end</text:span></text:span><text:span text:style-name="T6">. Sometimes people also use the </text:span><text:span text:style-name="Source_20_Text"><text:span text:style-name="T6">do</text:span></text:span><text:span text:style-name="T6"> and </text:span><text:span text:style-name="Source_20_Text"><text:span text:style-name="T6">end</text:span></text:span><text:span text:style-name="T6"> syntax when they feel it makes the code more readable.</text:span></text:p>
      <text:p text:style-name="Text_20_body"><text:span text:style-name="T6">Use curly braces </text:span><text:span text:style-name="Source_20_Text"><text:span text:style-name="T2">{}</text:span></text:span><text:span text:style-name="T6"> for blocks, when the code fits on one line.</text:span></text:p>
      <text:p text:style-name="P3"/>
      <text:h text:style-name="P2" text:outline-level="1">Block arguments</text:h>
      <text:p text:style-name="P6">Blocks make a lot of sense on methods that are defined on collections like arrays and hashes.</text:p>
      <text:p text:style-name="P6">Let’s have a look at some examples with arrays.</text:p>
      <text:p text:style-name="Text_20_body"><text:span text:style-name="T6">In our previous example that used the method </text:span><text:span text:style-name="Source_20_Text"><text:span text:style-name="T6">times</text:span></text:span><text:span text:style-name="T6"> our block did not accept an argument. A block that accepts an argument looks like this:</text:span></text:p>
      <text:p text:style-name="Preformatted_20_Text"><text:span text:style-name="Source_20_Text"><text:span text:style-name="T10">[1, 2, 3, 4, 5].each do |number|</text:span></text:span></text:p>
      <text:p text:style-name="Preformatted_20_Text"><text:span text:style-name="Source_20_Text"><text:span text:style-name="T10"><text:s text:c="2"/>puts "#{number} was passed to the block"</text:span></text:span></text:p>
      <text:p text:style-name="Preformatted_20_Text"><text:span text:style-name="Source_20_Text"><text:span text:style-name="T10">end</text:span></text:span></text:p>
      <text:p text:style-name="Preformatted_20_Text"><text:span text:style-name="Source_20_Text"><text:span text:style-name="T10"/></text:span></text:p>
      <text:p text:style-name="P6">And, again, this is the same as:</text:p>
      <text:p text:style-name="Preformatted_20_Text"><text:span text:style-name="Source_20_Text"><text:span text:style-name="T10">[1, 2, 3, 4, 5].each { |number| puts "#{number} was passed to the block" }</text:span></text:span></text:p>
      <text:p text:style-name="Preformatted_20_Text"><text:span text:style-name="Source_20_Text"><text:span text:style-name="T10"/></text:span></text:p>
      <text:p text:style-name="P6">It is unknown to us why Matz has chosen to not enclose the argument list of a block with round parentheses just like method argument lists. Instead, Ruby wants us to use vertical bars (we call them “pipes”).</text:p>
      <text:p text:style-name="P14"><text:soft-page-break/><text:span text:style-name="T6">So, for blocks</text:span><text:span text:style-name="T2">, </text:span><text:span text:style-name="Source_20_Text"><text:span text:style-name="T2">do |number|</text:span></text:span><text:span text:style-name="T6"> </text:span><text:span text:style-name="T8">is the same that is</text:span><text:span text:style-name="T9"> </text:span><text:span text:style-name="Source_20_Text"><text:span text:style-name="T2">def add_two (number)</text:span></text:span><text:span text:style-name="T2"> </text:span><text:span text:style-name="T6">for a method definition, except that the method wants a name while a block is anonymous: </text:span></text:p>
      <text:p text:style-name="P14"><text:span text:style-name="Source_20_Text"><text:span text:style-name="T2">|number|</text:span></text:span><text:span text:style-name="T1"> and </text:span><text:span text:style-name="Source_20_Text"><text:span text:style-name="T2">(number)</text:span></text:span><text:span text:style-name="T2"> </text:span><text:span text:style-name="T8">both are argument lists. The first one is used for blocks, the second one for methods.</text:span></text:p>
      <text:p text:style-name="Text_20_body"><text:span text:style-name="T2">Block arguments are listed between pipes </text:span><text:span text:style-name="Source_20_Text"><text:span text:style-name="T2">|</text:span></text:span><text:span text:style-name="T6">, instead of parentheses.</text:span></text:p>
      <text:p text:style-name="P6">Now, when you run the code example above, you’ll see the message printed out for each of the numbers contained in the array.</text:p>
      <text:p text:style-name="P6">Does that make sense? Again, our code almost reads like an English sentence:</text:p>
      <text:p text:style-name="Text_20_body"><text:span text:style-name="Emphasis"><text:span text:style-name="T6">With this array for each of its elements, naming it </text:span></text:span><text:span text:style-name="Emphasis"><text:span text:style-name="Source_20_Text"><text:span text:style-name="T6">number</text:span></text:span></text:span><text:span text:style-name="Emphasis"><text:span text:style-name="T6">, output the following message.</text:span></text:span></text:p>
      <text:p text:style-name="Text_20_body"><text:span text:style-name="T6">The method </text:span><text:span text:style-name="Source_20_Text"><text:span text:style-name="T6">each</text:span></text:span><text:span text:style-name="T6"> is defined on arrays, and it does just this:</text:span></text:p>
      <text:p text:style-name="P6">It takes each of the elements in the array and calls the block, passing the element as an argument. The block can then do whatever you want it to do with the element. In our case we interpolate it into a string and print it out to the screen.</text:p>
      <text:p text:style-name="P3"/>
      <text:h text:style-name="Heading_20_1" text:outline-level="1">Block return values</text:h>
      <text:p text:style-name="P6">Remember that we said a block returns a value just like methods do? So far, in our two examples above, we did not do anything with the return values of the block.</text:p>
      <text:p text:style-name="P6">Here’s an example that does that:</text:p>
      <text:p text:style-name="Preformatted_20_Text"><text:span text:style-name="Source_20_Text"><text:span text:style-name="T10">p [1, 2, 3, 4, 5].collect { |number| number + 1 }</text:span></text:span></text:p>
      <text:p text:style-name="Preformatted_20_Text"><text:span text:style-name="Source_20_Text"><text:span text:style-name="T10"/></text:span></text:p>
      <text:p text:style-name="Text_20_body"><text:span text:style-name="T6">This will take the array of numbers, and transform it into </text:span><text:span text:style-name="Emphasis"><text:span text:style-name="T6">another</text:span></text:span><text:span text:style-name="T6"> array.</text:span></text:p>
      <text:p text:style-name="Text_20_body"><text:span text:style-name="T6">It does this by calling the </text:span><text:span text:style-name="T2">method </text:span><text:span text:style-name="Source_20_Text"><text:span text:style-name="T2">collect</text:span></text:span><text:span text:style-name="T2"> </text:span><text:span text:style-name="T6">on the original array, which calls the given block for each of the elements, and collects each of the return values returned by the block. The resulting array is then returned by the method </text:span><text:span text:style-name="Source_20_Text"><text:span text:style-name="T6">collect</text:span></text:span><text:span text:style-name="T6">, and printed to the screen.</text:span></text:p>
      <text:p text:style-name="Text_20_body"><text:span text:style-name="T6">In other words, the method </text:span><text:span text:style-name="Source_20_Text"><text:span text:style-name="T6">collect</text:span></text:span><text:span text:style-name="T6"> uses the block as a transformer. It takes each element of the array, passes it to the block in order to transform it to something else, and then keeps all the transformed values in a </text:span><text:span text:style-name="Emphasis"><text:span text:style-name="T6">new</text:span></text:span><text:span text:style-name="T6"> array that the method </text:span><text:span text:style-name="Source_20_Text"><text:span text:style-name="T6">collect</text:span></text:span><text:span text:style-name="T6"> then eventually returns.</text:span></text:p>
      <text:p text:style-name="Text_20_body"><text:span text:style-name="T8">Note that the method </text:span><text:span text:style-name="Source_20_Text"><text:span text:style-name="T8">collect</text:span></text:span><text:span text:style-name="T8"> has an alias, which is </text:span><text:span text:style-name="Source_20_Text"><text:span text:style-name="T9">map</text:span></text:span><text:span text:style-name="T6">. These are exactly the same methods. Many programmers prefer </text:span><text:span text:style-name="Source_20_Text"><text:span text:style-name="T6">map</text:span></text:span><text:span text:style-name="T6"> over </text:span><text:span text:style-name="Source_20_Text"><text:span text:style-name="T6">collect</text:span></text:span><text:span text:style-name="T6"> because it is shorter, and also more commonly used in other languages. However, in our study groups we use </text:span><text:span text:style-name="Source_20_Text"><text:span text:style-name="T6">collect</text:span></text:span><text:span text:style-name="T6"> more often, because it simply expresses more clearly what the method does.</text:span></text:p>
      <text:p text:style-name="Text_20_body"><text:span text:style-name="T2">Use the method </text:span><text:span text:style-name="Source_20_Text"><text:span text:style-name="T2">collect</text:span></text:span><text:span text:style-name="T2"> to transform an array into another array.</text:span></text:p>
      <text:p text:style-name="P6"/>
      <text:p text:style-name="P6"/>
      <text:p text:style-name="P6"><text:soft-page-break/>Here’s another example that uses the return value of the block, can you guess what it does?</text:p>
      <text:p text:style-name="Preformatted_20_Text"><text:span text:style-name="Source_20_Text"><text:span text:style-name="T10">p [1, 2, 3, 4, 5].select { |number| number.odd?</text:span></text:span><text:span text:style-name="Source_20_Text"><text:span text:style-name="T6"> }</text:span></text:span></text:p>
      <text:p text:style-name="Preformatted_20_Text"><text:span text:style-name="Source_20_Text"><text:span text:style-name="T6"/></text:span></text:p>
      <text:p text:style-name="Text_20_body"><text:span text:style-name="T6">In this case, the method </text:span><text:span text:style-name="Source_20_Text"><text:span text:style-name="T2">select</text:span></text:span><text:span text:style-name="T6"> uses the block in a different way: as a filter, or criterion, to select values out of the array, and then return a new array with the selected values.</text:span></text:p>
      <text:p text:style-name="P6">Let’s walk through this step by step, under the microscope:</text:p>
      <text:list xml:id="list777002248" text:style-name="L3">
        <text:list-item>
          <text:p text:style-name="P17"><text:span text:style-name="T6">We create an array </text:span><text:span text:style-name="Source_20_Text"><text:span text:style-name="T10">[1, 2, 3, 4, 5]</text:span></text:span><text:span text:style-name="T10">.</text:span></text:p>
        </text:list-item>
        <text:list-item>
          <text:p text:style-name="P17"><text:span text:style-name="T6">We then call the method </text:span><text:span text:style-name="Source_20_Text"><text:span text:style-name="T6">select</text:span></text:span><text:span text:style-name="T6"> on it, and pass our block as a filter criterion.</text:span></text:p>
        </text:list-item>
        <text:list-item>
          <text:p text:style-name="P17"><text:span text:style-name="T6">Now, the method </text:span><text:span text:style-name="Source_20_Text"><text:span text:style-name="T6">select</text:span></text:span><text:span text:style-name="T6"> calls our block for each of the numbers.</text:span></text:p>
        </text:list-item>
        <text:list-item>
          <text:p text:style-name="P17"><text:span text:style-name="T6">It first calls the block passing the number </text:span><text:span text:style-name="Source_20_Text"><text:span text:style-name="T6">1</text:span></text:span><text:span text:style-name="T6">.</text:span></text:p>
        </text:list-item>
        <text:list-item>
          <text:p text:style-name="P17"><text:span text:style-name="T6">We now are inside the block, and a local variable </text:span><text:span text:style-name="Source_20_Text"><text:span text:style-name="T6">number</text:span></text:span><text:span text:style-name="T6"> is assigned the object that was passed as an argument, which is the number </text:span><text:span text:style-name="Source_20_Text"><text:span text:style-name="T6">1</text:span></text:span><text:span text:style-name="T6">.</text:span></text:p>
        </text:list-item>
        <text:list-item>
          <text:p text:style-name="P17"><text:span text:style-name="T6">Inside our block we now call the method </text:span><text:span text:style-name="Source_20_Text"><text:span text:style-name="T6">odd?</text:span></text:span><text:span text:style-name="T6"> on this number, and of course, because </text:span><text:span text:style-name="Source_20_Text"><text:span text:style-name="T6">1</text:span></text:span><text:span text:style-name="T6"> is odd, this will return </text:span><text:span text:style-name="Source_20_Text"><text:span text:style-name="T6">true</text:span></text:span><text:span text:style-name="T6">.</text:span></text:p>
        </text:list-item>
        <text:list-item>
          <text:p text:style-name="P17"><text:span text:style-name="T6">Since this is the only, and thus, last statement in the body of our block, our block also returns </text:span><text:span text:style-name="Source_20_Text"><text:span text:style-name="T6">true</text:span></text:span><text:span text:style-name="T6"> to the method </text:span><text:span text:style-name="Source_20_Text"><text:span text:style-name="T6">select</text:span></text:span><text:span text:style-name="T6">. </text:span><text:span text:style-name="Source_20_Text"><text:span text:style-name="T6">select</text:span></text:span><text:span text:style-name="T6"> therefore will </text:span><text:span text:style-name="Emphasis"><text:span text:style-name="T6">keep</text:span></text:span><text:span text:style-name="T6"> (“select”) the number </text:span><text:span text:style-name="Source_20_Text"><text:span text:style-name="T6">1</text:span></text:span><text:span text:style-name="T6">.</text:span></text:p>
        </text:list-item>
        <text:list-item>
          <text:p text:style-name="P17"><text:span text:style-name="T6">It then calls the block again, this time passing the number </text:span><text:span text:style-name="Source_20_Text"><text:span text:style-name="T6">2</text:span></text:span><text:span text:style-name="T6">. Of course, because this is not an odd number, the method </text:span><text:span text:style-name="Source_20_Text"><text:span text:style-name="T2">odd?</text:span></text:span><text:span text:style-name="T6"> and therfore our block will return </text:span><text:span text:style-name="Source_20_Text"><text:span text:style-name="T6">false</text:span></text:span><text:span text:style-name="T6"> back the the method </text:span><text:span text:style-name="Source_20_Text"><text:span text:style-name="T6">select</text:span></text:span><text:span text:style-name="T6">. Therefore it </text:span><text:span text:style-name="Emphasis"><text:span text:style-name="T6">discards</text:span></text:span><text:span text:style-name="T6"> this element.</text:span></text:p>
        </text:list-item>
        <text:list-item>
          <text:p text:style-name="P17"><text:span text:style-name="T6">It keeps doing this for each of the remaining elements in the array, and eventually has this array: </text:span><text:span text:style-name="Source_20_Text"><text:span text:style-name="T10">[1, 3, 5]</text:span></text:span></text:p>
        </text:list-item>
        <text:list-item>
          <text:p text:style-name="P17"><text:span text:style-name="T6">The method </text:span><text:span text:style-name="Source_20_Text"><text:span text:style-name="T6">select</text:span></text:span><text:span text:style-name="T6"> then returns this array and Ruby will pass it to the method </text:span><text:span text:style-name="Source_20_Text"><text:span text:style-name="T6">p</text:span></text:span><text:span text:style-name="T6">, which prints the array out to the screen.</text:span></text:p>
        </text:list-item>
      </text:list>
      <text:p text:style-name="Text_20_body"><text:span text:style-name="T6">Thus, the code above prints out</text:span><text:span text:style-name="T10"> </text:span><text:span text:style-name="Source_20_Text"><text:span text:style-name="T10">[1, 3, 5]</text:span></text:span><text:span text:style-name="T6">.</text:span></text:p>
      <text:p text:style-name="Text_20_body"><text:span text:style-name="T6">Use the method </text:span><text:span text:style-name="Source_20_Text"><text:span text:style-name="T6">select</text:span></text:span><text:span text:style-name="T6"> to select a new array with values that match a criteria defined by the block.</text:span></text:p>
      <text:p text:style-name="P15">Here’s another example of a method that uses the block as a criterion:</text:p>
      <text:p text:style-name="Preformatted_20_Text"><text:span text:style-name="Source_20_Text"><text:span text:style-name="T10">p [1, 2, 3, 4, 5].detect { |number| number.even? }</text:span></text:span></text:p>
      <text:p text:style-name="Preformatted_20_Text"><text:span text:style-name="Source_20_Text"><text:span text:style-name="T10"/></text:span></text:p>
      <text:p text:style-name="Text_20_body"><text:span text:style-name="T6">Again, </text:span><text:span text:style-name="Source_20_Text"><text:span text:style-name="T2">detect</text:span></text:span><text:span text:style-name="T6"> will pass each of the elements of the array to the block, one by one, and check the return value of the block. However, as soon as the block returns something truthy (something that is “equivalent to true”), the method </text:span><text:span text:style-name="Source_20_Text"><text:span text:style-name="T6">detect</text:span></text:span><text:span text:style-name="T6"> will return the current object itself. Therefore, this will print out </text:span><text:span text:style-name="Source_20_Text"><text:span text:style-name="T6">2</text:span></text:span><text:span text:style-name="T6">: the first number in the array that is even.</text:span></text:p>
      <text:p text:style-name="P3"/>
      <text:p text:style-name="P3"/>
      <text:h text:style-name="Heading_20_1" text:outline-level="1"><text:soft-page-break/>Iterators</text:h>
      <text:p text:style-name="P6">Methods on arrays and hashes that take a block are also called iterators.</text:p>
      <text:p text:style-name="Text_20_body"><text:span text:style-name="T6">We say they </text:span><text:span text:style-name="Emphasis"><text:span text:style-name="T6">iterate over the array</text:span></text:span><text:span text:style-name="T6">, meaning that these methods take each element of the array and do something with it.</text:span></text:p>
      <text:p text:style-name="P6">In Ruby iterators are “chainable”, adding functionality on top of each other.</text:p>
      <text:p text:style-name="Text_20_body"><text:span text:style-name="T6">That means that, if you do not pass a block to an iterator method, such as </text:span><text:span text:style-name="Source_20_Text"><text:span text:style-name="T2">each</text:span></text:span><text:span text:style-name="T2">, </text:span><text:span text:style-name="Source_20_Text"><text:span text:style-name="T2">collect</text:span></text:span><text:span text:style-name="T2">, </text:span><text:span text:style-name="Source_20_Text"><text:span text:style-name="T2">select</text:span></text:span><text:span text:style-name="T6">, then you’ll get an </text:span><text:span text:style-name="Emphasis"><text:span text:style-name="T6">iterator object</text:span></text:span><text:span text:style-name="T6"> back. You can then call more methods on these iterator objects, and finally pass a block. Like so:</text:span></text:p>
      <text:p text:style-name="Preformatted_20_Text"><text:span text:style-name="Source_20_Text"><text:span text:style-name="T10">numbers = [1, 2, 3, 4, 5].collect.with_index do |number, index|</text:span></text:span></text:p>
      <text:p text:style-name="Preformatted_20_Text"><text:span text:style-name="Source_20_Text"><text:span text:style-name="T10"><text:s text:c="2"/>number + index</text:span></text:span></text:p>
      <text:p text:style-name="Preformatted_20_Text"><text:span text:style-name="Source_20_Text"><text:span text:style-name="T10">end</text:span></text:span></text:p>
      <text:p text:style-name="Preformatted_20_Text"><text:span text:style-name="Source_20_Text"><text:span text:style-name="T10">p numbers</text:span></text:span></text:p>
      <text:p text:style-name="Preformatted_20_Text"><text:span text:style-name="Source_20_Text"><text:span text:style-name="T10"/></text:span></text:p>
      <text:p text:style-name="P6">This will print out:</text:p>
      <text:p text:style-name="Preformatted_20_Text"><text:span text:style-name="Source_20_Text"><text:span text:style-name="T10">[1, 3, 5, 7, 9]</text:span></text:span></text:p>
      <text:p text:style-name="Preformatted_20_Text"><text:span text:style-name="Source_20_Text"><text:span text:style-name="T10"/></text:span></text:p>
      <text:p text:style-name="P6">What’s going on here?</text:p>
      <text:p text:style-name="Text_20_body"><text:span text:style-name="T6">The</text:span><text:span text:style-name="T2"> method </text:span><text:span text:style-name="Source_20_Text"><text:span text:style-name="T2">with_index</text:span></text:span><text:span text:style-name="T2"> </text:span><text:span text:style-name="T6">can be called on any iterator object. All it does is pass the index of the element within the array to the block, as a second block argument, in addition to the element itself.</text:span></text:p>
      <text:p text:style-name="P6">Inside of the block we can then use it, and add the index to the number itself.</text:p>
      <text:p text:style-name="Text_20_body"><text:span text:style-name="T6">So for the first iteration it will call the block with </text:span><text:span text:style-name="Source_20_Text"><text:span text:style-name="T6">1</text:span></text:span><text:span text:style-name="T6"> and </text:span><text:span text:style-name="Source_20_Text"><text:span text:style-name="T6">0</text:span></text:span><text:span text:style-name="T6">, since </text:span><text:span text:style-name="Source_20_Text"><text:span text:style-name="T6">0</text:span></text:span><text:span text:style-name="T6"> is the first “position”, that is, index. It therefore returns </text:span><text:span text:style-name="Source_20_Text"><text:span text:style-name="T6">1</text:span></text:span><text:span text:style-name="T6">. For the second iteration it calls the block with </text:span><text:span text:style-name="Source_20_Text"><text:span text:style-name="T6">2</text:span></text:span><text:span text:style-name="T6"> and </text:span><text:span text:style-name="Source_20_Text"><text:span text:style-name="T6">1</text:span></text:span><text:span text:style-name="T6">, and returns </text:span><text:span text:style-name="Source_20_Text"><text:span text:style-name="T6">3</text:span></text:span><text:span text:style-name="T6">, and so on.</text:span></text:p>
      <text:p text:style-name="Text_20_body"><text:span text:style-name="T6">Therefore the method call eventually returns the array </text:span><text:span text:style-name="Source_20_Text"><text:span text:style-name="T10">[1, 3, 5, 7, 9]</text:span></text:span><text:span text:style-name="T10">.</text:span></text:p>
      <text:p text:style-name="P6">Iterators in Ruby are chainable.</text:p>
      <text:p text:style-name="P6"/>
      <text:h text:style-name="Heading_20_1" text:outline-level="1"/>
      <text:p text:style-name="P7"/>
      <text:p text:style-name="P7"/>
      <text:h text:style-name="P2" text:outline-level="1"><text:soft-page-break/></text:h>
      <text:h text:style-name="P2" text:outline-level="1">Inversion of control</text:h>
      <text:p text:style-name="P6">In Ruby there are a lot more methods that accept blocks, and they do very different things. However, they have one thing in common:</text:p>
      <text:p text:style-name="P6">By accepting a block, from you as a programmer, the method can pass control to you.</text:p>
      <text:p text:style-name="Text_20_body"><text:span text:style-name="T6">This design is an example for the principle of </text:span><text:span text:style-name="Emphasis"><text:span text:style-name="T6">inversion of control</text:span></text:span><text:span text:style-name="T6">, and it’s the real reason why Rubyists love blocks so much.</text:span></text:p>
      <text:p text:style-name="P6">What does that mean?</text:p>
      <text:p text:style-name="P6">In short it means that Matz, the creator of Ruby, put a tool in place that can be used to allow methods to pass control to its users (i.e. you as a programmer).</text:p>
      <text:p text:style-name="P6">“Control” in this context refers to the question who gets to decide how things work.</text:p>
      <text:p text:style-name="Text_20_body"><text:span text:style-name="T6">In older languages, where there was no such tool, people either had to implement lots of very specific methods, and </text:span><text:span text:style-name="Emphasis"><text:span text:style-name="T6">guess</text:span></text:span><text:span text:style-name="T6"> what users might need in the future. Or they’d decide to just not implement any of these methods at all.</text:span></text:p>
      <text:p text:style-name="Text_20_body"><text:span text:style-name="T6">For example, in Ruby, we don’t have to define lots of methods like </text:span><text:span text:style-name="Source_20_Text"><text:span text:style-name="T6">select_odd</text:span></text:span><text:span text:style-name="T6">, </text:span><text:span text:style-name="Source_20_Text"><text:span text:style-name="T6">select_even</text:span></text:span><text:span text:style-name="T6">, </text:span><text:span text:style-name="Source_20_Text"><text:span text:style-name="T6">select_lesser_than</text:span></text:span><text:span text:style-name="T6">, </text:span><text:span text:style-name="Source_20_Text"><text:span text:style-name="T6">select_greater_than</text:span></text:span><text:span text:style-name="T6"> and so on, … where each of these methods would be useful for one very specific usecase.</text:span></text:p>
      <text:p text:style-name="Text_20_body"><text:span text:style-name="T6">Instead, the class </text:span><text:span text:style-name="Source_20_Text"><text:span text:style-name="T6">Array</text:span></text:span><text:span text:style-name="T6"> only has to implement one single, very generic method for arrays: </text:span><text:span text:style-name="Source_20_Text"><text:span text:style-name="T6">select</text:span></text:span><text:span text:style-name="T6">. Since Ruby has blocks, the method can allow you (as a programmer) to specify the criterion yourself: by passing a piece of code, in the form of block to the method.</text:span></text:p>
      <text:p text:style-name="P6">That way Ruby lets you, as a programmer, take over control, and specify what is used as a criterion to select elements.</text:p>
      <text:p text:style-name="P6">One of the reasons we mention this is because we think this is a nice example of a pretty abstract principle applied to software design. There are lots of other principles like these, and they’ll make more and more sense to you over time. Programming languages and code, from this perspective, is a subject of design, and thus art, as well as social and cultural questions … much rather than strictly logical or technical ones.</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Liberation Mono', Menlo, Courier, monospace"/>
    <style:font-face style:name="Lohit Devanagari1" svg:font-family="'Lohit Devanagari'"/>
    <style:font-face style:name="Open Sans" svg:font-family="'Open Sans', 'Helvetica Neue', helvetica, sans-serif"/>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ock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1T20:15:14.684110165</meta:creation-date>
    <dc:date>2020-11-01T20:09:39.142800757</dc:date>
    <meta:editing-duration>PT8M4S</meta:editing-duration>
    <meta:editing-cycles>2</meta:editing-cycles>
    <meta:generator>LibreOffice/6.4.6.2$Linux_X86_64 LibreOffice_project/40$Build-2</meta:generator>
    <meta:document-statistic meta:table-count="0" meta:image-count="0" meta:object-count="0" meta:page-count="7" meta:paragraph-count="114" meta:word-count="2210" meta:character-count="11753" meta:non-whitespace-character-count="9657"/>
  </office:meta>
</office:document-meta>
</file>